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WWNum1"/>
    <style:style style:name="P3" style:family="paragraph" style:parent-style-name="Standard" style:list-style-name="WWNum1">
      <style:text-properties officeooo:rsid="001c7416" officeooo:paragraph-rsid="001c7416"/>
    </style:style>
    <style:style style:name="P4" style:family="paragraph" style:parent-style-name="Standard" style:list-style-name="WWNum1">
      <style:text-properties officeooo:rsid="001fe9ce" officeooo:paragraph-rsid="001fe9ce"/>
    </style:style>
    <style:style style:name="P5" style:family="paragraph" style:parent-style-name="Standard" style:list-style-name="WWNum1">
      <style:text-properties officeooo:rsid="0026bb56" officeooo:paragraph-rsid="0026bb56"/>
    </style:style>
    <style:style style:name="P6" style:family="paragraph" style:parent-style-name="Text_20_body" style:list-style-name="WWNum1"/>
    <style:style style:name="P7" style:family="paragraph" style:parent-style-name="Text_20_body" style:list-style-name="WWNum1">
      <style:text-properties officeooo:paragraph-rsid="0017f0ad"/>
    </style:style>
    <style:style style:name="P8" style:family="paragraph" style:parent-style-name="Text_20_body" style:list-style-name="L1">
      <style:text-properties officeooo:paragraph-rsid="00175eab"/>
    </style:style>
    <style:style style:name="P9" style:family="paragraph" style:parent-style-name="Text_20_body" style:list-style-name="WWNum1">
      <style:paragraph-properties>
        <style:tab-stops>
          <style:tab-stop style:position="-0.5583in"/>
        </style:tab-stops>
      </style:paragraph-properties>
    </style:style>
    <style:style style:name="P10" style:family="paragraph" style:parent-style-name="Text_20_body" style:list-style-name="WWNum1">
      <style:text-properties officeooo:rsid="00175eab" officeooo:paragraph-rsid="00175eab"/>
    </style:style>
    <style:style style:name="P11" style:family="paragraph" style:parent-style-name="Heading_20_2" style:master-page-name="Standard">
      <style:paragraph-properties style:page-number="auto"/>
    </style:style>
    <style:style style:name="T1" style:family="text">
      <style:text-properties officeooo:rsid="00155752"/>
    </style:style>
    <style:style style:name="T2" style:family="text">
      <style:text-properties officeooo:rsid="00175eab"/>
    </style:style>
    <style:style style:name="T3" style:family="text">
      <style:text-properties officeooo:rsid="0017f0ad"/>
    </style:style>
    <style:style style:name="T4" style:family="text">
      <style:text-properties officeooo:rsid="001abf68"/>
    </style:style>
    <style:style style:name="T5" style:family="text">
      <style:text-properties officeooo:rsid="001d58d0"/>
    </style:style>
    <style:style style:name="T6" style:family="text">
      <style:text-properties officeooo:rsid="001ff11e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bookmark text:name="docs-internal-guid-8016dd54-b6aa-a282-6e"/>Agenda Meeting <text:span text:style-name="T4">31</text:span>.03.2015</text:h>
      <text:p text:style-name="Standard">Course<text:tab/><text:tab/>: Embedded Systems</text:p>
      <text:p text:style-name="Text_20_body">Group<text:tab/><text:tab/>: 16</text:p>
      <text:p text:style-name="Standard">President<text:tab/>: <text:span text:style-name="T2">Rolf</text:span></text:p>
      <text:p text:style-name="Text_20_body">Secretary<text:tab/>: <text:span text:style-name="T2">Maarten</text:span></text:p>
      <text:list xml:id="list6961536582343689938" text:style-name="WWNum1">
        <text:list-item>
          <text:p text:style-name="P6">Attendance</text:p>
        </text:list-item>
        <text:list-item>
          <text:p text:style-name="P6">Review of minutes</text:p>
        </text:list-item>
        <text:list-item>
          <text:p text:style-name="P10">Deliverables</text:p>
        </text:list-item>
      </text:list>
      <text:list xml:id="list8478417116786850457" text:style-name="L1">
        <text:list-item>
          <text:p text:style-name="P1">Software Design</text:p>
        </text:list-item>
        <text:list-item>
          <text:p text:style-name="P1">Software Implementation and Integration</text:p>
        </text:list-item>
        <text:list-item>
          <text:p text:style-name="P1">Final Report</text:p>
          <text:list>
            <text:list-item>
              <text:p text:style-name="P1">Validation and Testing</text:p>
            </text:list-item>
            <text:list-item>
              <text:p text:style-name="P8"><text:span text:style-name="T2">Process part</text:span></text:p>
            </text:list-item>
          </text:list>
        </text:list-item>
      </text:list>
      <text:list xml:id="list115315547407875" text:continue-list="list6961536582343689938" text:style-name="WWNum1">
        <text:list-item>
          <text:p text:style-name="P6">Remarks</text:p>
        </text:list-item>
        <text:list-item>
          <text:p text:style-name="P6">Questions</text:p>
        </text:list-item>
        <text:list-item>
          <text:p text:style-name="P7"><text:span text:style-name="T3">To do list</text:span></text:p>
          <text:list>
            <text:list-item>
              <text:p text:style-name="P2">Final Report</text:p>
              <text:list>
                <text:list-item>
                  <text:p text:style-name="P2">Validation and Testing</text:p>
                  <text:list>
                    <text:list-item>
                      <text:p text:style-name="P2">Conclusion</text:p>
                    </text:list-item>
                    <text:list-item>
                      <text:p text:style-name="P2">Product to Problem</text:p>
                    </text:list-item>
                    <text:list-item>
                      <text:p text:style-name="P5">UPPAAL?</text:p>
                    </text:list-item>
                  </text:list>
                </text:list-item>
                <text:list-item>
                  <text:p text:style-name="P3">Layout</text:p>
                </text:list-item>
              </text:list>
            </text:list-item>
            <text:list-item>
              <text:p text:style-name="P4">Final presen<text:span text:style-name="T6">t</text:span>ation</text:p>
            </text:list-item>
            <text:list-item>
              <text:p text:style-name="P3">Self <text:span text:style-name="T5">r</text:span>eflection</text:p>
            </text:list-item>
            <text:list-item>
              <text:p text:style-name="P6">Peer <text:span text:style-name="T5">assessment</text:span></text:p>
            </text:list-item>
          </text:list>
        </text:list-item>
        <text:list-item>
          <text:p text:style-name="P9">End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vertical-align="baseline" style:writing-mode="lr-tb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color="#808080"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3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3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34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3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3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34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3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3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34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van den Berg</meta:initial-creator>
    <meta:editing-cycles>21</meta:editing-cycles>
    <meta:print-date>2015-03-23T19:12:00</meta:print-date>
    <meta:creation-date>2015-03-23T19:12:00</meta:creation-date>
    <dc:date>2015-03-30T11:53:14.650428671</dc:date>
    <meta:editing-duration>PT28M53S</meta:editing-duration>
    <meta:generator>LibreOffice/4.3.3.2$Linux_X86_64 LibreOffice_project/430m0$Build-2</meta:generator>
    <meta:document-statistic meta:table-count="0" meta:image-count="0" meta:object-count="0" meta:page-count="1" meta:paragraph-count="26" meta:word-count="78" meta:character-count="422" meta:non-whitespace-character-count="3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